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73c280" officeooo:paragraph-rsid="0073c280" style:font-weight-asian="bold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6fece5" officeooo:paragraph-rsid="006fece5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6fece5" officeooo:paragraph-rsid="0078c162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f2d2b" officeooo:paragraph-rsid="006fece5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fece5" officeooo:paragraph-rsid="006fece5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officeooo:paragraph-rsid="006fece5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style:font-name="Liberation Sans" officeooo:paragraph-rsid="0073c280"/>
    </style:style>
    <style:style style:name="P9" style:family="paragraph" style:parent-style-name="Standard" style:list-style-name="L4">
      <style:paragraph-properties fo:line-height="150%" fo:text-align="justify" style:justify-single-word="false"/>
      <style:text-properties style:font-name="Liberation Sans" officeooo:paragraph-rsid="0078c162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officeooo:paragraph-rsid="006fece5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officeooo:paragraph-rsid="00776627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1526b" officeooo:paragraph-rsid="0071526b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1526b" officeooo:paragraph-rsid="00717b41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17b41" officeooo:paragraph-rsid="0073470a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3470a" officeooo:paragraph-rsid="0073470a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style:font-name="Liberation Sans" officeooo:rsid="0074e2bd" officeooo:paragraph-rsid="0074e2b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73c280" officeooo:paragraph-rsid="0073c280" style:font-weight-asian="bold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f2d2b"/>
    </style:style>
    <style:style style:name="T6" style:family="text">
      <style:text-properties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64e5c7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6f2d2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6fece5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6f4540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71526b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fo:font-weight="normal" officeooo:rsid="0073c280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717b41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fo:font-weight="normal" officeooo:rsid="0073470a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fo:font-size="14pt" fo:font-weight="normal" officeooo:rsid="0074e2bd" style:font-name-asian="Liberation Serif" style:font-size-asian="14pt" style:font-weight-asian="normal" style:font-name-complex="Liberation Serif" style:font-size-complex="14pt" style:font-weight-complex="normal"/>
    </style:style>
    <style:style style:name="T18" style:family="text">
      <style:text-properties fo:font-size="14pt" fo:font-weight="normal" officeooo:rsid="0075f3df" style:font-name-asian="Liberation Serif" style:font-size-asian="14pt" style:font-weight-asian="normal" style:font-name-complex="Liberation Serif" style:font-size-complex="14pt" style:font-weight-complex="normal"/>
    </style:style>
    <style:style style:name="T19" style:family="text">
      <style:text-properties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717b41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73470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73c28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75f3df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74e2bd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5" style:family="text">
      <style:text-properties fo:font-size="14pt" fo:font-style="normal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717b4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71526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73c280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75f3d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776627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31" style:family="text">
      <style:text-properties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32" style:family="text">
      <style:text-properties fo:font-size="14pt" fo:font-style="normal" officeooo:rsid="00717b41" style:font-name-asian="Liberation Serif" style:font-size-asian="14pt" style:font-style-asian="normal" style:font-name-complex="Liberation Serif" style:font-size-complex="14pt" style:font-style-complex="normal"/>
    </style:style>
    <style:style style:name="T33" style:family="text">
      <style:text-properties fo:font-size="14pt" fo:font-style="normal" officeooo:rsid="00776627" style:font-name-asian="Liberation Serif" style:font-size-asian="14pt" style:font-style-asian="normal" style:font-name-complex="Liberation Serif" style:font-size-complex="14pt" style:font-style-complex="normal"/>
    </style:style>
    <style:style style:name="T34" style:family="text">
      <style:text-properties style:font-name="Liberation Mono" fo:font-size="14pt" fo:font-style="normal" officeooo:rsid="00776627" style:font-name-asian="Liberation Serif" style:font-size-asian="14pt" style:font-style-asian="normal" style:font-name-complex="Liberation Serif" style:font-size-complex="14pt" style:font-style-complex="normal"/>
    </style:style>
    <style:style style:name="T35" style:family="text">
      <style:text-properties style:font-name="Liberation Mono" fo:font-size="14pt" fo:font-style="normal" fo:font-weight="normal" officeooo:rsid="00776627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Objectif</text:span><text:span text:style-name="T7">s</text:span><text:span text:style-name="T9"> : </text:span></text:p>
      <text:list xml:id="list3294151457" text:style-name="L1">
        <text:list-item>
          <text:p text:style-name="P3"><text:span text:style-name="T9">C</text:span><text:span text:style-name="T8">onstruire la translation d’une figure.</text:span></text:p>
        </text:list-item>
        <text:list-item>
          <text:p text:style-name="P5">Étudier les propriétés des translations sur le logiciel GeoGebra.</text:p>
        </text:list-item>
      </text:list>
      <text:p text:style-name="P6"/>
      <text:p text:style-name="P6">Construction de la translation d’une figure</text:p>
      <text:list xml:id="list2952170670" text:style-name="L3">
        <text:list-item>
          <text:p text:style-name="P4"><text:span text:style-name="T8">Construire un polygone</text:span><text:span text:style-name="T15"> </text:span><text:span text:style-name="T20">P</text:span><text:span text:style-name="T8"> ayant entre 3 et 6 côtés (</text:span><text:span text:style-name="T13">à toi de choisir</text:span><text:span text:style-name="T8">). </text:span><text:span text:style-name="T14">On nomme ses sommets </text:span><text:span text:style-name="T20">A</text:span><text:span text:style-name="T15">, </text:span><text:span text:style-name="T20">B</text:span><text:span text:style-name="T15">, </text:span><text:span text:style-name="T20">C</text:span><text:span text:style-name="T15">, </text:span><text:span text:style-name="T20">D</text:span><text:span text:style-name="T15">, </text:span><text:span text:style-name="T20">E</text:span><text:span text:style-name="T15">, </text:span><text:span text:style-name="T20">F</text:span><text:span text:style-name="T13">.</text:span></text:p>
        </text:list-item>
        <text:list-item>
          <text:p text:style-name="P13"><text:span text:style-name="T8">Construire </text:span><text:span text:style-name="T15">un nouveau point (</text:span><text:span text:style-name="T20">A’</text:span><text:span text:style-name="T15">).</text:span></text:p>
        </text:list-item>
        <text:list-item>
          <text:p text:style-name="P13"><text:span text:style-name="T15">Construire l’image </text:span><text:span text:style-name="T20">P’</text:span><text:span text:style-name="T15"> du polygone </text:span><text:span text:style-name="T20">P</text:span><text:span text:style-name="T15"> par la translation qui transforme le point </text:span><text:span text:style-name="T20">A</text:span><text:span text:style-name="T15"> en </text:span><text:span text:style-name="T20">A’</text:span><text:span text:style-name="T15">.</text:span></text:p>
        </text:list-item>
      </text:list>
      <text:p text:style-name="P2"><text:span text:style-name="T32"/></text:p>
      <text:p text:style-name="P2"><text:span text:style-name="T32">Q</text:span><text:span text:style-name="T31">uestions</text:span></text:p>
      <text:p text:style-name="P11"><text:span text:style-name="T30">Pour chaque question, faire des captures d’écran et les insérer dans un fichier texte nommé </text:span><text:span text:style-name="T35">Prenom1Nom1_Prenom2Nom2</text:span><text:span text:style-name="T30">. Ce fichier texte doit être envoyé par mail au professeur (</text:span><text:span text:style-name="T25">ccollet@blanchedecastille.eu</text:span><text:span text:style-name="T30">) à la fin du TP.</text:span></text:p>
      <text:list xml:id="list679278553" text:style-name="L4">
        <text:list-item>
          <text:p text:style-name="P16"><text:span text:style-name="T14">En utilisant l’outil « </text:span><text:span text:style-name="T8">Distance ou Longueur </text:span><text:span text:style-name="T14">», mesurer un </text:span><text:span text:style-name="T8">segment du </text:span><text:span text:style-name="T14">polygone </text:span><text:span text:style-name="T22">P</text:span><text:span text:style-name="T14"> </text:span><text:span text:style-name="T8">et de son image </text:span><text:span text:style-name="T14">dans </text:span><text:span text:style-name="T22">P’</text:span><text:span text:style-name="T14">. </text:span><text:span text:style-name="T8">Que peut-on dire de ces deux mesures ? Faire bouger un des deux points du segment de </text:span><text:span text:style-name="T19">P</text:span><text:span text:style-name="T8">. Que peut-on dire de la longueur de son image </text:span><text:span text:style-name="T14">dans </text:span><text:span text:style-name="T22">P’ </text:span><text:span text:style-name="T8">?</text:span></text:p>
        </text:list-item>
        <text:list-item>
          <text:p text:style-name="P9"><text:span text:style-name="T14">En utilisant l’outil « </text:span><text:span text:style-name="T17">Aire </text:span><text:span text:style-name="T14">», mesurer </text:span><text:span text:style-name="T17">les surfaces des </text:span><text:span text:style-name="T14">polygone</text:span><text:span text:style-name="T17">s</text:span><text:span text:style-name="T14"> </text:span><text:span text:style-name="T22">P</text:span><text:span text:style-name="T14"> </text:span><text:span text:style-name="T17">et </text:span><text:span text:style-name="T22">P’</text:span><text:span text:style-name="T14">. </text:span><text:span text:style-name="T17">Que peut-on dire de ces deux mesures ? Faire bouger des points </text:span><text:span text:style-name="T24">P</text:span><text:span text:style-name="T17">. Que peut-on dire de la surface de</text:span><text:span text:style-name="T14"> </text:span><text:span text:style-name="T22">P’ </text:span><text:span text:style-name="T17">?</text:span></text:p>
        </text:list-item>
        <text:list-item>
          <text:p text:style-name="P9"><text:span text:style-name="T14">En utilisant l’outil « Angle », mesurer un angle </text:span><text:span text:style-name="T17">α</text:span><text:span text:style-name="T14"> dans le polygone </text:span><text:span text:style-name="T22">P</text:span><text:span text:style-name="T14"> et l’angle </text:span><text:span text:style-name="T17">β </text:span><text:span text:style-name="T14">de son image dans </text:span><text:span text:style-name="T22">P’</text:span><text:span text:style-name="T14">. </text:span><text:span text:style-name="T17">Que peut-on dire de α</text:span><text:span text:style-name="T14"> </text:span><text:span text:style-name="T17">et</text:span><text:span text:style-name="T14"> </text:span><text:span text:style-name="T17">β ? </text:span><text:span text:style-name="T14">Faire bouger un point de P pour faire varier la valeur de </text:span><text:span text:style-name="T17">α. Que peut-on dire de la valeur de β ?</text:span></text:p>
        </text:list-item>
        <text:list-item>
          <text:p text:style-name="P8"><text:span text:style-name="T15">E</text:span><text:span text:style-name="T18">n utilisant l’outil « Segment », construire </text:span><text:span text:style-name="T16">les segments </text:span><text:span text:style-name="T15">[</text:span><text:span text:style-name="T21">BB</text:span><text:span text:style-name="T20">’</text:span><text:span text:style-name="T15">], [</text:span><text:span text:style-name="T21">CC</text:span><text:span text:style-name="T20">’</text:span><text:span text:style-name="T15">], [</text:span><text:span text:style-name="T21">DD</text:span><text:span text:style-name="T20">’</text:span><text:span text:style-name="T15">], [</text:span><text:span text:style-name="T21">EE</text:span><text:span text:style-name="T20">’</text:span><text:span text:style-name="T15">], [</text:span><text:span text:style-name="T21">FF</text:span><text:span text:style-name="T20">’</text:span><text:span text:style-name="T15">]. </text:span><text:span text:style-name="T18">Que peut-on dire des quadrilatères </text:span><text:span text:style-name="T23">ABB’A’</text:span><text:span text:style-name="T18">, </text:span><text:span text:style-name="T23">ACC’A’</text:span><text:span text:style-name="T18"> ou </text:span><text:span text:style-name="T23">BCC’B’</text:span><text:span text:style-name="T29"> ? Pourquoi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</number:date-style>
    <number:date-style style:name="N115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f2d2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5">TP GeoGebr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31T17:04:18.712013009</dc:date>
    <meta:editing-duration>PT21H42M35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79" meta:character-count="1495" meta:non-whitespace-character-count="1237"/>
  </office:meta>
</office:document-meta>
</file>